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/>
      <text:p text:style-name="Standard">devops_repo: "git@bitbucket.org:DelhiveryTech/devops.git"</text:p>
      <text:p text:style-name="Standard">devops_dir: "/opt/devops"</text:p>
      <text:p text:style-name="Standard">USER_DATA: false</text:p>
      <text:p text:style-name="Standard"/>
      <text:p text:style-name="Standard">user_mgmt_repo: "user-management"</text:p>
      <text:p text:style-name="Standard">user_mgmt_dir: "/opt/{{ user_mgmt_repo }}"</text:p>
      <text:p text:style-name="Standard">user_mgmt_branch: "master"</text:p>
      <text:p text:style-name="Standard"/>
      <text:p text:style-name="Standard"/>
      <text:p text:style-name="Standard"># Global variables for superviror role</text:p>
      <text:p text:style-name="Standard">autostart: false</text:p>
      <text:p text:style-name="Standard">autorestart: true</text:p>
      <text:p text:style-name="Standard">stdout_logfile_maxbytes: 50MB</text:p>
      <text:p text:style-name="Standard">stderr_logfile_maxbytes: 50MB</text:p>
      <text:p text:style-name="Standard">stderr_logfile_backups: 20</text:p>
      <text:p text:style-name="Standard">stdout_logfile_backups: 20</text:p>
      <text:p text:style-name="Standard">stopsignal: INT</text:p>
      <text:p text:style-name="Standard">stopwaitsecs: 3000</text:p>
      <text:p text:style-name="Standard"/>
      <text:p text:style-name="Standard">ssh_user: ubuntu</text:p>
      <text:p text:style-name="Standard">teams:</text:p>
      <text:p text:style-name="Standard"><text:s text:c="2"/>- name: odx</text:p>
      <text:p text:style-name="Standard"><text:s text:c="4"/>members:</text:p>
      <text:p text:style-name="Standard"><text:s text:c="6"/>- name: hrishabhgupta</text:p>
      <text:p text:style-name="Standard"><text:s text:c="8"/>key: "ssh-rsa AAAAB3NzaC1yc2EAAAADAQABAAACAQDDCBxtaWUU38P79MZhSGgoy1SlAlF0wSiCZDgpQsfBinJmaEYHZWyvU5UVowPR5S6WjS2dE152z415HeR55LvS/Hl9Kf5Z/rBl17py9+Cst92QeYqpiiCo4ZZgVT9cvVLsmaFmIe123M83D7OgAJ9dfCTeoON+8Z5VM7TgthgIRPxmvGlq1/vjQukn6NpSgzR9bwX9N/OFr1vX75HiyEWkBSDOC44gm++Kg4R0dNT6pVJcyWa0wE+EyC1b0eIG+ApN27U9XP8qrShXpdJ7YvCjhaRdYdSNuNkmUnEqxtRtsBJDbFbsb/7zBrcwM9EejHyt4cPqNGrIzITAIzgNSIh99F0yyXe1ZHrmajftMjuwnuE7kh1FmTVHAuFoFR/Izn61DMtu+E9RpYPFZXXfufoaI6seSll9S423MzFb71kYcPHrKIv8rgyzl2IRBR4MuoIHSpUt/H+x7mMlGNIUHcddIZiDr1JJth/xOSo7k1xlx3rF07JxvVR6PsShcAzhvYjDmnLPK62bttnkrcLNiWaBmWVuOfZ9KmfGoYxCwHsy1T9CoVcEN7LPWpDGbU+2QWu9AiipL12Gqb4PE1S4P4nqA3ZLnmH1aFcwca6GJ3JCzQ+czp2kJCQAdMFKMAvOj9t0VLdztRnnt1qul1WZZJO58BmUiuDLt6NyxfN9efyMmQ== hrishabh.gupta@delhivery.com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/>
      <text:p text:style-name="Standard"><text:s text:c="6"/>- name: girijeshjoshi</text:p>
      <text:p text:style-name="Standard"><text:s text:c="8"/>key: "ssh-rsa AAAAB3NzaC1yc2EAAAADAQABAAABAQC8KCKeDRpNc39xUzFVpRjvhn2ZulGQwIniVuVv6ixSBkm7pmzPagr+SRxgrbsSQsJ092ku+Q03Kh+0/GtVadGTy+mxFeJfRYMfFLqOKTRxoicMjAMRwlYrcRhCsXJZ3lxX0NRaX/FwTclz5UGYvaFaYXQ2vZX7iJLzWE5Uyg4KYmP1mUweZFdy5sh881QXVQt2GZTlgIlCnp+6V<text:soft-page-break/>V2YlPo46fiefNWsZ2UlQRN0GxFKvhdNdk7N21EAxgg09EcUMFgF5lxhnKCMJMaJtxLAlzQDWYLYbXJ066PMqewK62WShNbtd5MW8o6lsyBJy5Ojnv94IHZdh5AOQVVqEXyrOYeR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karthikjayanthi</text:p>
      <text:p text:style-name="Standard"><text:s text:c="8"/>key: "ssh-rsa AAAAB3NzaC1yc2EAAAADAQABAAACAQCngn0IfXdiUKjzDUicBZ3K+hSgTvDN4b24MaNQ4mDjC8yn4rTB5WgElcJFhQXb9YqTxHpeZqBlTAyCRI/0/K9EfHKrW6rvtK/CbeoSsLjm7XjboChVI3mmA7OxEJAkd3+K8ML3XhCosWkCkVJ4xenVoLltg0j8yETWzBnUcO5Tl1nyRWqxNzZwx0+gYsY3rId3mRSIXFwjSZ0wBpdOsjMDh0DfdvMhsfInF1tbnQhPIs/4d6TaOPZwG2EAe3bQyKlweXvVkZE+h1BnoWwrvEF6Wu1QEMiQyRUtrGp6veibLS3OGPtr6aSBM6He7ZISCz5m3aSVDcke1VetF5iJzxavf8g/32aU/nSUzhgmRJtP7AqKYKVLI8Z4pVA86pWDuJrYfUQCKufcX+l+7tLBwdOC34m0lWgUKoPWKxhEnTFSf0ykliYeo/bXvSFiKA2K+F7n9+AxoEyd/nda1oeQQbKyNroL4UBjm+ARPKD99g3m91pxbP148V8I1qTMQ1xE4gAwKqOzLjTiblvEkKHDBVUYaGaMhGYMob0w2IWJDXPKk5U0L5GNLPU5jscOXvm5TPRUCfpZLz4F2hUBaH+HNBK8xgXGdlEUAP0h2hntvCwF291LYCg8JZn6J8o0KTBN8HKz021lWik30OglcQrDIQY7afeQl9qtqKD5yXEz0K0CUQ== odx-tech@delhivery.com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raghvendraddubey</text:p>
      <text:p text:style-name="Standard"><text:s text:c="8"/>key: "ssh-rsa AAAAB3NzaC1yc2EAAAADAQABAAABAQDMgRrDsPxsXAyv2lS9NwCyQCaVAL1u1pGvxcYX7r1glFVOO4pfNcsL+9KPvZlTdcKLU3y6Yy0WW2NMZ4k8ZZ42EoHxqam7Fcc2M3KNmlWo4DuQO5OJxfjy/aMkFf7R9CIdYnLrFp2TLitnlI/dt2p9NBSjaHaV2/HNVqYtRtAlAhIiSxA4ZCaNY4OEJoJfjUM+erGBkVUkX1UnXm//0OfwB9kcFIRk8zT0KBLt6EfOA/1+RqxKdMzXzzxPh623Z9FqKOXErWO33EWqP31ZHvsRxQtLRG2/POQTrVczMamdIfJ8g7ObEonzqvpYc//QcT3Pkck3mLfofHznSrJocdJ7 delhivery@DVLTN7158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shailendrakumar</text:p>
      <text:p text:style-name="Standard"><text:s text:c="8"/>key: "ssh-rsa AAAAB3NzaC1yc2EAAAADAQABAAABAQDCn+AkJWvxvjK9KcgBZ/8l2ISzt7Rp/LZHfNst4J0IjXD0/MtZTS/wnkuOX2Fwjhsd+dcvASfpnRq3wKUhNGQEJJlrdDKLOTjF27MkMn4F05AsXwcQN7pQhA/Of6bLPBa29ikk99jprAxveIvhlrxZLBp3yQ53PT4/iEqAglZe7WiLGoGtxVwabq4gERVKQgvJqf62eaCY+21TJOOxnXyiOF3jN572UOHVMr1wXBef3OthBTYqpRl/DBNvXlpJ8AbI1Vk6EbT9AqwaRuK6jP4JwO9SLxpDCs7D2zb9bPaFX8QbAM5clymlrhTQvA9tONmGTL5RGxleKVCn4YrYB07v shailendra@shailendra-TECRA-Z40-A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aashishbhatambre</text:p>
      <text:p text:style-name="Standard"><text:soft-page-break/><text:s text:c="8"/>key: "ssh-rsa AAAAB3NzaC1yc2EAAAADAQABAAACAQC57SUFwZdIDwjpnpmM97NFsGaRqRgo7r0JDMmCMd/tWkk7xXjHzPnr1icnL7iL8UyjSaZFhfkYixdxwGgBCaxwZeoqhmIwyNQlYk5A7HoSuF+oQUONyFj9iRSNM6aE2TIYMuwPeA9dL3gRxfXDq0BWR2X1gdlmr9CHJ3wpJfzf2okp1lD48v3ZRjiQePPLUqg/sRGKjsiWLxcgxXNHNT13Ihr/fj22JPoPuReZidRAn5RNcgPDEOMv3KhIyp0R7+MBvs8RmDIfu7iqnDoUDRsDWkEpdRrV+watDrodSh36ClffcYWVrinK4+gdHaop+fw46v3syVbzfUXU0xFm2S/2VsiHty0bASfnMO94wmi6+6WzK4HQwVJ1LZEXdZwvLqSWF/fIUmkHD4GAIGV1Uis/bJVlRV7nsPViNKKoXsWkdHgpdhq7IpeM8ePR2Sr/6M/r3x6+/GVV+Nxqg94fR3xV1mWcRrU+ck29hPy8gDwRp48LMkYGYlHNOYhshcriO5/rvsoHTU1sdhjAeKadCGP/l9TzEBzVU18vnxZhTrzRjo/q8bUDhqQMQPXj0qwIy/LQ0Z7R+0ulFbkt0CuU8hWRDe3kqdY+RqxejDnl4i9gVGHKlS5ATONcIomwKEgrEr6MVTVf5MQxRpqDgIQMOsvlV3L2p1ZMDFCaNigxZpLPVw== aashish.bhatambre@delhivery.com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devops</text:p>
      <text:p text:style-name="Standard"><text:s text:c="8"/>key: "ssh-rsa AAAAB3NzaC1yc2EAAAADAQABAAABAQD4ndtQ1WCnkqvuI8xaqSrN49H1yP2x2ko72IGnjU0yFTTaL0EdPCs/2EZJKVKPFtQp4TY/5QaB163+0OuzSFok3rnTgL7PKHV3Ygpn4cHmSniKmC3jrntzyqX0sZ24sfYJocL3j9GN+ZUCAgjjN6MHy5XIT4OHNec4UXpFpCS6j2m7m3xHQComfNcwgnwH8+HY2kxZxOAtg8o3/b42oeNHSpb+7l2FT2ckgSvEorm+Io+DvQk2zHUdM8+GJTckgvQhmQLkRh0kLVanoRz3kZXnn6weh+IiOhMNSiVzUVhELcC6dNOhUI5S4c/KCxHA7fBJLIB/0rkPwrHJSJzsOUPh devops.pem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prabhakar.kashyap</text:p>
      <text:p text:style-name="Standard"><text:s text:c="8"/>key: "ssh-rsa AAAAB3NzaC1yc2EAAAADAQABAAABAQDazfGcbMlSwfTwmT1ik0OetLiiVtq24E50LOEz0MaE1sziGFdeDQMoW7e5wKrjdg0TfSJ+wrFBlnCW5gCxp158dpXGHmIf+xO7Y8iyVTK8JXyTwJfFqa8j/a87e2bGaEy0TV1Y8BsdBuVeP6JTVRIP2xZ3juPVyeJsxp6tM6vbvPO1bUc3AWAYLueVyl3fUvmZSRjd9ZZmGcw23MNpY+YYocevoyb3ikoEGap/GhRYhSaY/b3jxYIaefM0hoBlZ+gkd52DvOavCRGJQLVN5V/SD9trVHgTtAr9SFwfPqPpevQIhaj4TkhLmeLKh5zRuODtALcmC0OMZ4mhsoY1WPK7 prabhakar@devops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anjali.chandwani</text:p>
      <text:p text:style-name="Standard"><text:s text:c="8"/>key: "ssh-rsa AAAAB3NzaC1yc2EAAAADAQABAAABAQDHpm3cgA0HOe5yp4pfnwUbxleF3dgz0jdg+pb3bPMkofjAJMcme5mVxjRCzkNxoTMQofTWyc3jp/JCTu2bTnK+9TmpXZJZ0/I5OAfErNL4+kbT3m8BSlq2fFEmmf8/VzAUW0RcFpZ49qPDx3YexCjvAESsvKErbxbSWUmrYHg673tx5aUfsats4s5DdakbhAigHf5eBV1xCq4Y3eribvhI6KPgQl37f31hJNNyUXNHcAJUAPXPuh9RwNo0ZMeMhxpAjUOZTVONc849<text:soft-page-break/>d0sSSPf8bdIFIylZ2F2Iy32FRPtABtpR6rG/e6cpyZqant2x1cok6wbrsZoR24WfknjcUgVp delhivery@administrator-Latitude-3480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Ayush.katara</text:p>
      <text:p text:style-name="Standard"><text:s text:c="8"/>key: "ssh-rsa AAAAB3NzaC1yc2EAAAADAQABAAABAQCiNU0cE3BVkpQJt/zPOiLVwKxafI9rmG6aLMLEVCF0v596vtmND2V/wK4xEIkS1E/ZlNfB2F6RIYYMc+WjGE7LavYqziGx8unMuYym0rh0C8/2KQ3M7ql8z8umLdTfc1MwkImkTZv5pj/djVJbSDn/2FuNC458RVjIZmvWnvZsj2id6Xc545Y2nzxIrtzkJzeDjUoUVigbtiu9j5y/F3CLmF+5RxhD6FF9JTWAsQ7ZLq61PA10Fi3izblD3T4SrrICaD4AJdXic5AKpoQL3MMqoNa8UV3Dafq3CC/FKBpp2h1mFZJvtNUfCpSNqUEfeEQPgKG7/X8J0f7athlQ7Yzj administrator@DV-LT-N-009743 Ayush.katara"</text:p>
      <text:p text:style-name="Standard"><text:s text:c="8"/>envs:</text:p>
      <text:p text:style-name="Standard"><text:s text:c="10"/>- staging</text:p>
      <text:p text:style-name="Standard"/>
      <text:p text:style-name="Standard"><text:s text:c="6"/>- name: Manuj.rastogi</text:p>
      <text:p text:style-name="Standard"><text:s text:c="8"/>key: "ssh-rsa AAAAB3NzaC1yc2EAAAADAQABAAABAQDUOOY7gBWyg3PUEWJPqaW78yNFaNomQW4aTCaJZD82CI0XYHwO23FxQMNmOIJUh3LD19oeNkz3WBDpFjiIMB3X9WKWRKV30vHKAhXw/KB3LvInd3zTXmOmb9fjYLoG++ON0kEMq18URYGyXrJjXnIW3Gcheq8zzsXdnpLowDPDTGIzDrh4wSCKJEw8QUVxCvhb0vujaHt9BdD3/o9rOr0v4L9U4pI1A/HrVvcPRCau19QE6xo9H6XEhskpaZkyF8GC9VRi1JY/0JlKDQNLfUsxa9OVZPYj7DPpXVa4R0CTRHuncmwHwjFpHgM7ghdNf7ELojK8gnZz7U3dc5tlo6ib delhivery@DV-HQ-LAP-MANUJRASTOGI"</text:p>
      <text:p text:style-name="Standard"><text:s text:c="8"/>envs:</text:p>
      <text:p text:style-name="Standard"><text:s text:c="10"/>- staging</text:p>
      <text:p text:style-name="Standard"/>
      <text:p text:style-name="Standard"><text:s text:c="6"/>- name: Srinath</text:p>
      <text:p text:style-name="Standard"><text:s text:c="8"/>key: "ssh-rsa AAAAB3NzaC1yc2EAAAADAQABAAABAQC6Hszxx55t5wMmwThkgyLEUaRmpqoQ/2y7N4TnG7uyILTyv5nhwbBQnMujjba8ETwwBAibMyAhgeYKLlFLnezPXZVl3SjKiYUi2cM9dDg7lI12GPW/KxqFcO2G3RKZK2lDjxHoLc12hhFkm16mlTJWwLKDQCw5GaBF5uTnQFIQmbgGqkdIY3rgxCRXL8+KAIaXuKDEbKvu5gVlrohSdopiV6m2sH4NKE3AxxQXsfMUCJFlZxKdOwXHLsdI/HTlAtgLk1PrFNlmXuTCp9EpgRfleE8ARoA9W+IVzEg3/gM29qWGh2vyvLNxAhB8bYbQJBPnSV1TQ+1RgrdWlA707uWh delhivery@DV-LT-N-SRINATH"</text:p>
      <text:p text:style-name="Standard"><text:s text:c="8"/>envs:</text:p>
      <text:p text:style-name="Standard"><text:s text:c="10"/>- staging</text:p>
      <text:p text:style-name="Standard"/>
      <text:p text:style-name="Standard"><text:s text:c="6"/>- name: keshav</text:p>
      <text:p text:style-name="Standard"><text:s text:c="8"/>key: "ssh-rsa AAAAB3NzaC1yc2EAAAADAQABAAABAQCgozkTgo9elmFL04/hrKAW5LQxPFMhlXcwJWCROGC3gossQratmqfpAUIIrGFG2smSvjKz9CzHS/akP6/lk1LvBL/Kwg/jufEwFQl6YBiB/9I07VHch8CPqfWojtERziWiRkVqddWPlkmpbyF4Bj5UHF2S4xMO4nD/YGoosqUIblFQGycsmRDj/0RWR/tuErrXP0/maXJ6D+Oj1nWub7z/hpVIbrSs4nWk5fSDBaHr0iZR0tJZCEsgk1er25iawMmcMogBfz/rJZSQLib7Gfz50S9z1HPJGCtEOaf8sd4C1sfuJaRvXQlGEuQKOwBV7o6hxFUA+ofRJj4nfh+OdHfd delhivery@dv-lt-n-012092"</text:p>
      <text:p text:style-name="Standard"><text:soft-page-break/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4"/>projects:</text:p>
      <text:p text:style-name="Standard"><text:s text:c="6"/>- fms</text:p>
      <text:p text:style-name="Standard"><text:s text:c="6"/>- fm</text:p>
      <text:p text:style-name="Standard"><text:s text:c="6"/>- lm</text:p>
      <text:p text:style-name="Standard"><text:s text:c="6"/>- dispatcher</text:p>
      <text:p text:style-name="Standard"><text:s text:c="6"/>- merchant</text:p>
      <text:p text:style-name="Standard"><text:s text:c="6"/>- crap</text:p>
      <text:p text:style-name="Standard"><text:s text:c="6"/>- lmap</text:p>
      <text:p text:style-name="Standard"><text:s text:c="6"/>- thinclient</text:p>
      <text:p text:style-name="Standard"/>
      <text:p text:style-name="Standard"><text:s text:c="2"/>- name: rod</text:p>
      <text:p text:style-name="Standard"><text:s text:c="4"/>members:</text:p>
      <text:p text:style-name="Standard"><text:s text:c="6"/>- name: rameshbabu</text:p>
      <text:p text:style-name="Standard"><text:s text:c="8"/>key: "ssh-rsa AAAAB3NzaC1yc2EAAAADAQABAAABAQDG+PW3fsB+QpgH9lo5lxnU1QbPLcMX4lAym+eSKijxQXmeHbqFjglD6sNN2TGE6zMfvdWDxufRSfmbC522Io3jXXtFfUPkGUoTEwB80pqWWuexFOEdOyXyxFEO9HwQJ60xKa5z42vtLxqA1+YSoU/pNtK4M+4lvg6ANxJHaK7dlT3QLAJV4skP91ENg6gml8U5kQhzAE0b5HW8SvPJkT8mH9z9xrz+R5CnH7l3IqdshP8QLDcFIE0IQeNGrrVZYsM/WF7gYi9qMEVBhlxLRPfsQ8tE5azhdV/ap+eWMUxUzBdzZhF8GQlyJDwOT+AFLUoZdmbzxok02icaC1VhIsxb rameshk@Koradas-MacBook-Air.local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miteshukate</text:p>
      <text:p text:style-name="Standard"><text:s text:c="8"/>key: "ssh-rsa AAAAB3NzaC1yc2EAAAADAQABAAABAQCuITP2mW3rkWw5LuUrI5JexfTWSiK8QhONb9Boyf/mQ4TCg0Ns9AFCm+s52gbYfT+uPV5FlSjvj1FmRAnsyAR7wz7eSU+NhqnQC2hcheTUCfikgHpC5D+UPLXD39/lpNgSDI2CpjJ7DHkPxmBsM+Rxoib9yKvShawK9GSk9XQA+Wgnc+y5Q7stbRUecNMoC/7Wh0F1ppg7tYdQ64P6LWNVMax5D+Z2TOfccMG36IsuZ4+WIGgsbW4/IDbPbqfs4fGiqYEU39j/+KGLDDUgj28EbHThewCQw1nQgaMXaOpqNlvoEWPsHUIV+aEWzweH//qyCuK9Iy//qzmaQz8FsFbN mitesh@mitesh-ThinkPad-L440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ravindratripathi</text:p>
      <text:p text:style-name="Standard"><text:s text:c="8"/>key: "ssh-rsa AAAAB3NzaC1yc2EAAAADAQABAAABAQDXdFHESbYFcvR9eHhCGOveycEafs8WDxHXivlRg7SLvDnhAFoUk7CMwf2Lnj8SgoSwbUz766R+++cKsEBY8mwZswV6mjfdlPqlf3Muq2+22zMKg2KAaUQU3BWyKTth3x/7xUuATPbHILNRazAuF6BRUuXN87es4cBu3XsgLy4AhwcH1UI8eoNc3P9BixGO9wVcXrWA1a1/wWuKCeYlA4+c59STdoyvrV0WtQ7Yute4gY2WrPu1/<text:soft-page-break/>Tc4kfEEbomcgtFRWeBKDdalikEJRwR8zCYgdk9o3dx3xxWmyLD4qd2ERHwo72oua1Rsr+/gAqNKQPAtZNEeBu5QlyCSmbZ5BOJf ravindra@ravindra-laptop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harshbhatti</text:p>
      <text:p text:style-name="Standard"><text:s text:c="8"/>key: "ssh-rsa AAAAB3NzaC1yc2EAAAABJQAAAQEAq/TTkOHl3iEhaJ+SxtKbDvipAIRVRMi6ODBkLEREvDC4EZyBY9xSrMsmP0zX0Ii3B+myc5zvZ5xb3SNMnLibP0oQQi3fSlm17SklI+0H1scG3x5CxzQRFs/w/UJN/8Njm6xO9M8sdqf7cFtqblvzaYYXWkVjGIEd/pxECzruPIMN1EZ/hLXIuUkVooR2BmR0qWGznsczaglk4bAI6b4AWjJaFbsJskLqWexJLGBiBT3re/zrON3W0H2Cxi9uRXI6Pu75QXK/YkkxI3tl6z6cQ1YDbQ92EmV/7hdVB3H7vi6X66a3cVAk93SM8Mmo5dmgEvntMFdsKAE7rQH163GSqQ== harshbhatti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satyapal</text:p>
      <text:p text:style-name="Standard"><text:s text:c="8"/>key: "ssh-rsa AAAAB3NzaC1yc2EAAAABJQAAAQEAgXUwXLLOgakiDWVEY6SkDI2CGawEHWjwx9I/jToYFZ+8BgnDVXb7WXHJohNdWI+1kVSKapGrb3LkfE0rOyMDawZXkC+EEsWaew0axkD0vQUX5j1cEjfaOwDbC8GGGyClmLKk7QBwRDJ4shzXBYEJw69gOQRoHRKXCtPrNPNqy6zozalKlMC4FsGerCeWx+ZGOz0J61Ggd5wAZlgpnuyPyeWFkeI1bcQUQWGPMGVNhzZ54nEIiviQI/J00q8yVBWZyTYa/HJuYBocjBzqD4XubVGRtCQkVO8f43ZDPeHF1XujMhGyE9dn97elcX735QBXAsGmWNNRczY40Ve2r5imhQ== satyapal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gauravsharma</text:p>
      <text:p text:style-name="Standard"><text:s text:c="8"/>key: "ssh-rsa AAAAB3NzaC1yc2EAAAABJQAAAQEAjGcDWc9be8QNa4UayCJx7wg6brviAc7D3bPiMEIUy8Phuhu34PMTfeKvjqZzPF+ztYNpzf0Ij4+quZpvJ5MIiZWL6e0+PftQVHgqE3gH3Wh2bRywhmzStyHLap7Rig5LJsYi7rAHD87fFQO72JgoOykug+uYbJB9DY9oNbFnMCu7aaNCGgGPYkWXEDubhXW1pnEWQ/5Vor9cQAtB+pWCtydWtDxIIqpBlZm/RqgbJFtD9ddviwmRoiAGnrOZN/RdFd4zP8syVv17lkVxNxY+DXFZoUmaFFIjlJh4rMW8HNKYfBWZ+ECtsch2k5SAP2nC0YY3JaQFC1SM/gN9nXs6Gw== gauravsharma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4"/>projects:</text:p>
      <text:p text:style-name="Standard"><text:s text:c="6"/>- lp</text:p>
      <text:p text:style-name="Standard"><text:s text:c="6"/>- rp</text:p>
      <text:p text:style-name="Standard"/>
      <text:p text:style-name="Standard"><text:s text:c="2"/>- name: core</text:p>
      <text:p text:style-name="Standard"><text:s text:c="4"/>members:</text:p>
      <text:p text:style-name="Standard"><text:s text:c="6"/>- name: manaschopra1</text:p>
      <text:p text:style-name="Standard"><text:s text:c="8"/>key: "ssh-rsa AAAAB3NzaC1yc2EAAAADAQABAAACAQC08qwgTQiYOxfhzLwOiaoruXq5fpQmjPeVbryv<text:soft-page-break/>nmXdTi7iYjcdx/va443S/JF0RNGohKcSvNRIydViUX9XnoXs4Wj7cT5AQLt/hGUYlFbuF1Wb4x/3/2mjodSWe2kW6uuGK/R6iF57YKSWdRBdZXd/nvrx/gniulOdngIe5fGLyJyUMfJvNf3RNPBlTyoT/nLo3L0mo2+qd73ims9mvs2gmZ72g92XTtdtzXd3TFSwWuIP9/KoEYmHadO76fxBq7DKTGbxPBoaud6WGyT0b6naUVyZaE8RWul+JZFE1T6SLfXUP1oHPz343om+N0jYiJhpQkzAyEQnuataCy8VqOHx/jnEczZe+wocGgGPug/KT3XBe4Wkr6FB2CQeoxQqA4avLO19lAqxmWDkrlp1j5pNL2Szo0XENyqmQjpzo1dwUYc+f8DPP/I1Ycqh1bu2oxcMHjCIFwdPQqb1iG3OgExzTutgKYeHmjQ9u/6fxccQ0qmwMr4RjfvVitWYETZ81MUI01/xB2HZ0Sih5eDo3Dv3gwgPr/dHM1i7mt3KeXMe4QYIRVjLFaIEjTvakjy1jc0ErZQkNw+N24sdayJvqLZr7Ykiq7h0a+0DwF1CxFdRNcw68SJNBRrahzLeMHiRAJpuXBdhf8Po/hGWhZqzCNU3v4CSRkG9xylmTVW5/mkO0w== manas.chopra1@delhivery.com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/>
      <text:p text:style-name="Standard"><text:s text:c="6"/>- name: manujrastogi</text:p>
      <text:p text:style-name="Standard"><text:s text:c="8"/>key: "ssh-rsa AAAAB3NzaC1yc2EAAAADAQABAAABAQDUOOY7gBWyg3PUEWJPqaW78yNFaNomQW4aTCaJZD82CI0XYHwO23FxQMNmOIJUh3LD19oeNkz3WBDpFjiIMB3X9WKWRKV30vHKAhXw/KB3LvInd3zTXmOmb9fjYLoG++ON0kEMq18URYGyXrJjXnIW3Gcheq8zzsXdnpLowDPDTGIzDrh4wSCKJEw8QUVxCvhb0vujaHt9BdD3/o9rOr0v4L9U4pI1A/HrVvcPRCau19QE6xo9H6XEhskpaZkyF8GC9VRi1JY/0JlKDQNLfUsxa9OVZPYj7DPpXVa4R0CTRHuncmwHwjFpHgM7ghdNf7ELojK8gnZz7U3dc5tlo6ib delhivery@DV-HQ-LAP-MANUJRASTOGI"</text:p>
      <text:p text:style-name="Standard"><text:s text:c="8"/>envs:</text:p>
      <text:p text:style-name="Standard"><text:s text:c="10"/>- dev</text:p>
      <text:p text:style-name="Standard"><text:s text:c="10"/>- staging</text:p>
      <text:p text:style-name="Standard"><text:s text:c="4"/>projects:</text:p>
      <text:p text:style-name="Standard"><text:s text:c="6"/>- u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44:54.703368514</meta:creation-date>
    <dc:date>2019-02-13T17:45:35.516916096</dc:date>
    <meta:editing-duration>PT41S</meta:editing-duration>
    <meta:editing-cycles>1</meta:editing-cycles>
    <meta:document-statistic meta:table-count="0" meta:image-count="0" meta:object-count="0" meta:page-count="7" meta:paragraph-count="140" meta:word-count="323" meta:character-count="12367" meta:non-whitespace-character-count="11236"/>
    <meta:generator>LibreOffice/6.0.7.3$Linux_X86_64 LibreOffice_project/00m0$Build-3</meta:generator>
  </office:meta>
</office:document-meta>
</file>